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Test.testRefresh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Test.getColle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Test.testRefresh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Test.performTest( String testName , boolean refresh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